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6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ce3"/>
        <table:table-column table:style-name="co1" table:number-columns-repeated="1018" table:default-cell-style-name="ce3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Outlook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idity</text:p>
          </table:table-cell>
          <table:table-cell table:style-name="ce1" office:value-type="string" calcext:value-type="string">
            <text:p>Wind</text:p>
          </table:table-cell>
          <table:table-cell table:style-name="ce1" office:value-type="string" calcext:value-type="string">
            <text:p>Play Tenni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unny</text:p>
          </table:table-cell>
          <table:table-cell table:style-name="ce2" office:value-type="string" calcext:value-type="string">
            <text:p>Hot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Weak</text:p>
          </table:table-cell>
          <table:table-cell table:style-name="ce2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unny</text:p>
          </table:table-cell>
          <table:table-cell table:style-name="ce2" office:value-type="string" calcext:value-type="string">
            <text:p>Hot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Strong</text:p>
          </table:table-cell>
          <table:table-cell table:style-name="ce2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vercast</text:p>
          </table:table-cell>
          <table:table-cell table:style-name="ce2" office:value-type="string" calcext:value-type="string">
            <text:p>Hot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Weak</text:p>
          </table:table-cell>
          <table:table-cell table:style-name="ce2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ain</text:p>
          </table:table-cell>
          <table:table-cell table:style-name="ce2" office:value-type="string" calcext:value-type="string">
            <text:p>Mild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Weak</text:p>
          </table:table-cell>
          <table:table-cell table:style-name="ce2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ain</text:p>
          </table:table-cell>
          <table:table-cell table:style-name="ce2" office:value-type="string" calcext:value-type="string">
            <text:p>Cool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Weak</text:p>
          </table:table-cell>
          <table:table-cell table:style-name="ce2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ain</text:p>
          </table:table-cell>
          <table:table-cell table:style-name="ce2" office:value-type="string" calcext:value-type="string">
            <text:p>Cool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Strong</text:p>
          </table:table-cell>
          <table:table-cell table:style-name="ce2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Overcast</text:p>
          </table:table-cell>
          <table:table-cell table:style-name="ce2" office:value-type="string" calcext:value-type="string">
            <text:p>Cool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Strong</text:p>
          </table:table-cell>
          <table:table-cell table:style-name="ce2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unny</text:p>
          </table:table-cell>
          <table:table-cell table:style-name="ce2" office:value-type="string" calcext:value-type="string">
            <text:p>Mild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Weak</text:p>
          </table:table-cell>
          <table:table-cell table:style-name="ce2" office:value-type="string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unny</text:p>
          </table:table-cell>
          <table:table-cell table:style-name="ce2" office:value-type="string" calcext:value-type="string">
            <text:p>Cool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Weak</text:p>
          </table:table-cell>
          <table:table-cell table:style-name="ce2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ain</text:p>
          </table:table-cell>
          <table:table-cell table:style-name="ce2" office:value-type="string" calcext:value-type="string">
            <text:p>Mild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Weak</text:p>
          </table:table-cell>
          <table:table-cell table:style-name="ce2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unny</text:p>
          </table:table-cell>
          <table:table-cell table:style-name="ce2" office:value-type="string" calcext:value-type="string">
            <text:p>Mild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Strong</text:p>
          </table:table-cell>
          <table:table-cell table:style-name="ce2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Overcast</text:p>
          </table:table-cell>
          <table:table-cell table:style-name="ce2" office:value-type="string" calcext:value-type="string">
            <text:p>Mild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Strong</text:p>
          </table:table-cell>
          <table:table-cell table:style-name="ce2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Overcast</text:p>
          </table:table-cell>
          <table:table-cell table:style-name="ce2" office:value-type="string" calcext:value-type="string">
            <text:p>Hot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Weak</text:p>
          </table:table-cell>
          <table:table-cell table:style-name="ce2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ain</text:p>
          </table:table-cell>
          <table:table-cell table:style-name="ce2" office:value-type="string" calcext:value-type="string">
            <text:p>Mild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Strong</text:p>
          </table:table-cell>
          <table:table-cell table:style-name="ce2" office:value-type="string" calcext:value-type="string">
            <text:p>No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fidz Jazuli Luthfi</meta:initial-creator>
    <meta:creation-date>2018-03-12T09:03:11.852249575</meta:creation-date>
    <dc:date>2018-03-12T09:08:49.717966031</dc:date>
    <dc:creator>Hafidz Jazuli Luthfi</dc:creator>
    <meta:editing-duration>PT5M41S</meta:editing-duration>
    <meta:editing-cycles>1</meta:editing-cycles>
    <meta:document-statistic meta:table-count="1" meta:cell-count="90" meta:object-count="0"/>
    <meta:generator>LibreOffice/5.1.6.2$Linux_X86_64 LibreOffice_project/10m0$Build-2</meta:generator>
  </office:meta>
</office:document-meta>
</file>